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fo:font-weight="bold" officeooo:rsid="001c9ec0" officeooo:paragraph-rsid="001c9ec0" style:font-weight-asian="bold" style:font-weight-complex="bold"/>
    </style:style>
    <style:style style:name="P2" style:family="paragraph" style:parent-style-name="Standard">
      <style:text-properties fo:font-weight="normal" officeooo:rsid="001c9ec0" officeooo:paragraph-rsid="001c9ec0" style:font-weight-asian="normal" style:font-weight-complex="normal"/>
    </style:style>
    <style:style style:name="P3" style:family="paragraph" style:parent-style-name="Standard">
      <style:text-properties fo:font-weight="normal" officeooo:rsid="001da076" officeooo:paragraph-rsid="001da07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alentypen</text:p>
      <text:p text:style-name="P2"/>
      <text:p text:style-name="P2">Nominalskala ¦ Ordinalskala ¦ Metrische Skala</text:p>
      <text:p text:style-name="P2"/>
      <text:p text:style-name="P2">- Nominalskala</text:p>
      <text:p text:style-name="P2">Die Inhalte der Nominalskala werden in der Regele direkt aus Tabellen gelesen, ohne dabei Werte berechnen zu müssen.</text:p>
      <text:p text:style-name="P2"/>
      <text:p text:style-name="P2">- Ordinalskala</text:p>
      <text:p text:style-name="P2">Die Ordinalskala zeigt uns eine Rangordnung</text:p>
      <text:p text:style-name="P2">z.b</text:p>
      <text:p text:style-name="P2">1. Peter 100 Punkte</text:p>
      <text:p text:style-name="P2">2. Alen 92 Punkte</text:p>
      <text:p text:style-name="P2">3. Stefan 91 Punkte</text:p>
      <text:p text:style-name="P2"/>
      <text:p text:style-name="P2">- Metrischeskala</text:p>
      <text:p text:style-name="P2">Die Reihenfolge bei der metrischen Skala ist also festgelegt und der Abstand zwischen zwei Werten lässt sich sachlich begründen. Meist handelt es sich dabei um die.</text:p>
      <text:p text:style-name="P3">Die anpassung zu eingaben zur skalieren der Y-Achse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08:49:06.774151740</meta:creation-date>
    <dc:date>2021-10-27T09:02:17.292536451</dc:date>
    <meta:editing-duration>PT3M</meta:editing-duration>
    <meta:editing-cycles>1</meta:editing-cycles>
    <meta:document-statistic meta:table-count="0" meta:image-count="0" meta:object-count="0" meta:page-count="1" meta:paragraph-count="13" meta:word-count="84" meta:character-count="533" meta:non-whitespace-character-count="462"/>
    <meta:generator>LibreOffice/7.2.1.2$Linux_X86_64 LibreOffice_project/20$Build-2</meta:generator>
  </office:meta>
</office:document-meta>
</file>